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e18" officeooo:paragraph-rsid="000aee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1T14:29:00.792574634</meta:creation-date>
    <dc:date>2023-10-11T14:29:13.049914436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7.2$Linux_X86_64 LibreOffice_project/40$Build-2</meta:generator>
  </office:meta>
</office:document-meta>
</file>